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ahier des Charges</text:span></text:h>
      <text:h text:style-name="Heading_20_2" text:outline-level="2"><text:span text:style-name="Strong_20_Emphasis">1. Introduction</text:span></text:h>
      <text:p text:style-name="Text_20_body">Ce document définit les spécifications du système de gestion des appareils, permettant le suivi et l'affectation des équipements informatiques aux personnes concernées.</text:p>
      <text:h text:style-name="Heading_20_2" text:outline-level="2"><text:span text:style-name="Strong_20_Emphasis">2. Objectifs du Projet</text:span></text:h>
      <text:list text:style-name="L1">
        <text:list-item>
          <text:p text:style-name="P1">Assurer un suivi précis des appareils informatiques (ordinateurs, objets nomades, périphériques).</text:p>
        </text:list-item>
        <text:list-item>
          <text:p text:style-name="P1">Gérer l'affectation des équipements aux personnes.</text:p>
        </text:list-item>
        <text:list-item>
          <text:p text:style-name="P1">Permettre la consultation et la mise à jour des informations sur les équipements et leur état.</text:p>
        </text:list-item>
        <text:list-item>
          <text:p text:style-name="P1">Faciliter l'intégration avec une base de données centralisée.</text:p>
        </text:list-item>
      </text:list>
      <text:h text:style-name="Heading_20_2" text:outline-level="2"><text:span text:style-name="Strong_20_Emphasis">3. Périmètre du Projet</text:span></text:h>
      <text:p text:style-name="Text_20_body">Le système devra gérer les catégories suivantes :</text:p>
      <text:list text:style-name="L2">
        <text:list-item>
          <text:p text:style-name="P2"><text:span text:style-name="Strong_20_Emphasis">Appareil</text:span> : Référencement des équipements informatiques.</text:p>
        </text:list-item>
        <text:list-item>
          <text:p text:style-name="P2"><text:span text:style-name="Strong_20_Emphasis">Ordinateur</text:span> : Identification des ordinateurs (fixes et portables).</text:p>
        </text:list-item>
        <text:list-item>
          <text:p text:style-name="P2"><text:span text:style-name="Strong_20_Emphasis">Objet Nomade</text:span> : Classification des smartphones et tablettes.</text:p>
        </text:list-item>
        <text:list-item>
          <text:p text:style-name="P2"><text:span text:style-name="Strong_20_Emphasis">Personne</text:span> : Gestion des utilisateurs ayant accès aux équipements.</text:p>
        </text:list-item>
        <text:list-item>
          <text:p text:style-name="P2"><text:span text:style-name="Strong_20_Emphasis">Périphérique</text:span> : Suivi des accessoires et périphériques associés aux appareils.</text:p>
        </text:list-item>
        <text:list-item>
          <text:p text:style-name="P2"><text:span text:style-name="Strong_20_Emphasis">Affectation</text:span> : Suivi des attributions des appareils aux utilisateurs.</text:p>
        </text:list-item>
      </text:list>
      <text:h text:style-name="Heading_20_2" text:outline-level="2"><text:span text:style-name="Strong_20_Emphasis">4. Modèle de Données</text:span></text:h>
      <text:h text:style-name="Heading_20_3" text:outline-level="3"><text:span text:style-name="Strong_20_Emphasis">4.1. Tables et Attributs</text:span></text:h>
      <text:h text:style-name="Heading_20_4" text:outline-level="4"><text:span text:style-name="Strong_20_Emphasis">Appareil</text:span></text:h>
      <text:list text:style-name="L3">
        <text:list-item>
          <text:p text:style-name="P3"><text:span text:style-name="Strong_20_Emphasis">IdAppareil</text:span> (COUNTER) : Identifiant unique.</text:p>
        </text:list-item>
        <text:list-item>
          <text:p text:style-name="P3"><text:span text:style-name="Strong_20_Emphasis">Marque</text:span> (VARCHAR 25) : Marque de l’appareil.</text:p>
        </text:list-item>
        <text:list-item>
          <text:p text:style-name="P3"><text:span text:style-name="Strong_20_Emphasis">Libelle</text:span> (VARCHAR 30, NOT NULL) : Libellé ou description de l’appareil.</text:p>
        </text:list-item>
      </text:list>
      <text:h text:style-name="Heading_20_4" text:outline-level="4"><text:span text:style-name="Strong_20_Emphasis">Ordinateur</text:span></text:h>
      <text:list text:style-name="L4">
        <text:list-item>
          <text:p text:style-name="P4"><text:span text:style-name="Strong_20_Emphasis">IdOrdinateur</text:span> (COUNTER) : Identifiant unique.</text:p>
        </text:list-item>
        <text:list-item>
          <text:p text:style-name="P4"><text:span text:style-name="Strong_20_Emphasis">DeBureau</text:span> (LOGICAL) : Indique si l’ordinateur est de bureau (Oui/Non).</text:p>
        </text:list-item>
        <text:list-item>
          <text:p text:style-name="P4"><text:span text:style-name="Strong_20_Emphasis">IdAppareil</text:span> (INT, NOT NULL) : Référence à un appareil.</text:p>
        </text:list-item>
      </text:list>
      <text:h text:style-name="Heading_20_4" text:outline-level="4"><text:soft-page-break/><text:span text:style-name="Strong_20_Emphasis">Objet Nomade</text:span></text:h>
      <text:list text:style-name="L5">
        <text:list-item>
          <text:p text:style-name="P5"><text:span text:style-name="Strong_20_Emphasis">IdObjetNomade</text:span> (COUNTER) : Identifiant unique.</text:p>
        </text:list-item>
        <text:list-item>
          <text:p text:style-name="P5"><text:span text:style-name="Strong_20_Emphasis">estSmartphone</text:span> (LOGICAL) : Indique si l’objet est un smartphone (Oui/Non sinon tablette).</text:p>
        </text:list-item>
        <text:list-item>
          <text:p text:style-name="P5"><text:span text:style-name="Strong_20_Emphasis">IdAppareil</text:span> (INT, NOT NULL) : Référence à un appareil.</text:p>
        </text:list-item>
      </text:list>
      <text:h text:style-name="Heading_20_4" text:outline-level="4"><text:span text:style-name="Strong_20_Emphasis">Personne</text:span></text:h>
      <text:list text:style-name="L6">
        <text:list-item>
          <text:p text:style-name="P6"><text:span text:style-name="Strong_20_Emphasis">IdPersonne</text:span> (COUNTER) : Identifiant unique.</text:p>
        </text:list-item>
        <text:list-item>
          <text:p text:style-name="P6"><text:span text:style-name="Strong_20_Emphasis">Nom</text:span> (VARCHAR 30, NOT NULL) : Nom de la personne.</text:p>
        </text:list-item>
        <text:list-item>
          <text:p text:style-name="P6"><text:span text:style-name="Strong_20_Emphasis">Prenom</text:span> (VARCHAR 25, NOT NULL) : Prénom de la personne.</text:p>
        </text:list-item>
        <text:list-item>
          <text:p text:style-name="P6"><text:span text:style-name="Strong_20_Emphasis">Adresse</text:span> (VARCHAR 50) : Adresse de la personne.</text:p>
        </text:list-item>
        <text:list-item>
          <text:p text:style-name="P6"><text:span text:style-name="Strong_20_Emphasis">Telephone</text:span> (SMALLINT) : Numéro de téléphone.</text:p>
        </text:list-item>
        <text:list-item>
          <text:p text:style-name="P6"><text:span text:style-name="Strong_20_Emphasis">DateNaissance</text:span> (DATE) : Date de naissance.</text:p>
        </text:list-item>
      </text:list>
      <text:h text:style-name="Heading_20_4" text:outline-level="4"><text:span text:style-name="Strong_20_Emphasis">Périphérique</text:span></text:h>
      <text:list text:style-name="L7">
        <text:list-item>
          <text:p text:style-name="P7"><text:span text:style-name="Strong_20_Emphasis">IdPeripherique</text:span> (COUNTER) : Identifiant unique.</text:p>
        </text:list-item>
        <text:list-item>
          <text:p text:style-name="P7"><text:span text:style-name="Strong_20_Emphasis">Type</text:span> (VARCHAR 30, NOT NULL) : Type de périphérique.</text:p>
        </text:list-item>
        <text:list-item>
          <text:p text:style-name="P7"><text:span text:style-name="Strong_20_Emphasis">IdOrdinateur</text:span> (INT) : Référence à un ordinateur (si applicable).</text:p>
        </text:list-item>
        <text:list-item>
          <text:p text:style-name="P7"><text:span text:style-name="Strong_20_Emphasis">IdObjetNomade</text:span> (INT) : Référence à un objet nomade (si applicable).</text:p>
        </text:list-item>
        <text:list-item>
          <text:p text:style-name="P7"><text:span text:style-name="Strong_20_Emphasis">IdAppareil</text:span> (INT, NOT NULL) : Référence à un appareil.</text:p>
        </text:list-item>
      </text:list>
      <text:h text:style-name="Heading_20_4" text:outline-level="4"><text:span text:style-name="Strong_20_Emphasis">Affectation</text:span></text:h>
      <text:list text:style-name="L8">
        <text:list-item>
          <text:p text:style-name="P8"><text:span text:style-name="Strong_20_Emphasis">IdAppareil</text:span> (INT) : Référence à un appareil.</text:p>
        </text:list-item>
        <text:list-item>
          <text:p text:style-name="P8"><text:span text:style-name="Strong_20_Emphasis">IdPersonne</text:span> (INT) : Référence à une personne.</text:p>
        </text:list-item>
      </text:list>
      <text:h text:style-name="Heading_20_2" text:outline-level="2"><text:span text:style-name="Strong_20_Emphasis">5. Contraintes Techniques</text:span></text:h>
      <text:list text:style-name="L9">
        <text:list-item>
          <text:p text:style-name="P9">Utilisation d'une base de données relationnelle.</text:p>
        </text:list-item>
        <text:list-item>
          <text:p text:style-name="P9">Interface utilisateur pour la consultation et la gestion des données.</text:p>
        </text:list-item>
      </text:list>
      <text:p text:style-name="Text_20_body"/>
      <text:h text:style-name="Heading_20_2" text:outline-level="2"><text:span text:style-name="Strong_20_Emphasis">6. Exigences Fonctionnelles</text:span></text:h>
      <text:list text:style-name="L10">
        <text:list-item>
          <text:p text:style-name="P10"><text:span text:style-name="Strong_20_Emphasis">Ajout, modification, suppression et consultation</text:span> des appareils.</text:p>
        </text:list-item>
        <text:list-item>
          <text:p text:style-name="P10"><text:span text:style-name="Strong_20_Emphasis">Gestion des affectations</text:span> des appareils aux utilisateurs.</text:p>
        </text:list-item>
        <text:list-item>
          <text:p text:style-name="P10"><text:span text:style-name="Strong_20_Emphasis">Filtrage et recherche</text:span> des appareils par marque, type, et utilisateur.</text:p>
        </text:list-item>
        <text:list-item>
          <text:p text:style-name="P10"><text:span text:style-name="Strong_20_Emphasis">Gestion des relations</text:span> entre les appareils, les périphériques et les utilisateurs.</text:p>
        </text:list-item>
      </text:list>
      <text:h text:style-name="Heading_20_2" text:outline-level="2"><text:soft-page-break/><text:span text:style-name="Strong_20_Emphasis">7. Sécurité et Accès</text:span></text:h>
      <text:list text:style-name="L11">
        <text:list-item>
          <text:p text:style-name="P11">Authentification des utilisateurs pour la gestion des données sensibles.</text:p>
        </text:list-item>
        <text:list-item>
          <text:p text:style-name="P11">Restriction des modifications aux utilisateurs autorisés.</text:p>
        </text:list-item>
        <text:list-item>
          <text:p text:style-name="P11">Journalisation des opérations critiques (ajout, modification, suppression).</text:p>
        </text:list-item>
      </text:list>
      <text:h text:style-name="Heading_20_2" text:outline-level="2"><text:span text:style-name="Strong_20_Emphasis">8. Déploiement et Maintenance</text:span></text:h>
      <text:list text:style-name="L12">
        <text:list-item>
          <text:p text:style-name="P12">Hébergement sur un serveur sécurisé.</text:p>
        </text:list-item>
        <text:list-item>
          <text:p text:style-name="P12">Sauvegardes régulières de la base de données.</text:p>
        </text:list-item>
        <text:list-item>
          <text:p text:style-name="P12">Support et mises à jour périodiques pour garantir la sécurité et l’évolutivité du système.</text:p>
        </text:list-item>
      </text:list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6:47:00.637000000</meta:creation-date>
    <dc:date>2025-04-01T16:50:08.142000000</dc:date>
    <meta:editing-duration>PT3M7S</meta:editing-duration>
    <meta:editing-cycles>1</meta:editing-cycles>
    <meta:generator>LibreOffice/24.2.7.2$Windows_X86_64 LibreOffice_project/ee3885777aa7032db5a9b65deec9457448a91162</meta:generator>
    <meta:document-statistic meta:table-count="0" meta:image-count="0" meta:object-count="0" meta:page-count="3" meta:paragraph-count="62" meta:word-count="480" meta:character-count="3142" meta:non-whitespace-character-count="2768"/>
  </office:meta>
</office:document-meta>
</file>